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0662" officeooo:paragraph-rsid="001f0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, <text:s/>Just Whisky, https://www.just-whisky.co.uk</text:p>
      <text:p text:style-name="P1">1, <text:s/>Whisky Hammer, https://www.whiskhammer.com</text:p>
      <text:p text:style-name="P1">2, <text:s/>Royal Mile Whisky Auctions, https://royalmilewhisky.auction</text:p>
      <text:p text:style-name="P1">3, <text:s/>Whisky Auctioneer, https://www.whiskyauctioneer.com</text:p>
      <text:p text:style-name="P1">4, <text:s/>Scotch Whisky Auctions, https://www.scotchwhiskyauctions.com</text:p>
      <text:p text:style-name="P1">5, <text:s/>Whisky Online, https://www.whisky-online.com</text:p>
      <text:p text:style-name="P1">6, <text:s/>Global Whisky Auctions, https://www.globalwhiskyauctions.com</text:p>
      <text:p text:style-name="P1">7, <text:s/>Whisky Auction, https://www.whiskyauction.com</text:p>
      <text:p text:style-name="P1">8, <text:s/>Grand Whisky Auction, https://www.thegrandwhiskyauction.com</text:p>
      <text:p text:style-name="P1">9, <text:s/>WVA Whisky Auctions, https://www.wvawhiskyauctions.co.uk</text:p>
      <text:p text:style-name="P1">10, <text:s/>McTears Auctioneers, https://www.mctears.co.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9:35:54.403392669</meta:creation-date>
    <dc:title>Default</dc:title>
    <meta:editing-cycles>2</meta:editing-cycles>
    <meta:generator>LibreOffice/6.0.7.3$Linux_X86_64 LibreOffice_project/00m0$Build-3</meta:generator>
    <meta:editing-duration>PT5M29S</meta:editing-duration>
    <dc:date>2020-08-04T19:41:19.181989895</dc:date>
    <meta:document-statistic meta:table-count="0" meta:image-count="0" meta:object-count="0" meta:page-count="1" meta:paragraph-count="11" meta:word-count="50" meta:character-count="609" meta:non-whitespace-character-count="559"/>
    <meta:template xlink:type="simple" xlink:actuate="onRequest" xlink:title="Default" xlink:href="../../../../../usr/lib/libreoffice/share/template/common/styles/Default.ott" meta:date="2020-08-04T19:35:50.906605113"/>
  </office:meta>
</office:document-meta>
</file>